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office:value-type="string" calcext:value-type="string">
            <text:p>Table des états à la capture</text:p>
          </table:table-cell>
          <table:table-cell office:value-type="string" calcext:value-type="string">
            <text:p>catch_state</text:p>
          </table:table-cell>
          <table:table-cell office:value-type="string" calcext:value-type="string">
            <text:p>Catch status table</text:p>
          </table:table-cell>
        </table:table-row>
        <table:table-row table:style-name="ro1">
          <table:table-cell office:value-type="string" calcext:value-type="string">
            <text:p>capture_mode</text:p>
          </table:table-cell>
          <table:table-cell office:value-type="string" calcext:value-type="string">
            <text:p>Mode de capture des poissons</text:p>
          </table:table-cell>
          <table:table-cell office:value-type="string" calcext:value-type="string">
            <text:p>catch_method</text:p>
          </table:table-cell>
          <table:table-cell office:value-type="string" calcext:value-type="string">
            <text:p>Method of catching fish</text:p>
          </table:table-cell>
        </table:table-row>
        <table:table-row table:style-name="ro2">
          <table:table-cell office:value-type="string" calcext:value-type="string">
            <text:p>capture_type</text:p>
          </table:table-cell>
          <table:table-cell office:value-type="string" calcext:value-type="string">
            <text:p>Type de capture (professionnelle, amateur, scientifique...)</text:p>
          </table:table-cell>
          <table:table-cell office:value-type="string" calcext:value-type="string">
            <text:p>catch_type</text:p>
          </table:table-cell>
          <table:table-cell office:value-type="string" calcext:value-type="string">
            <text:p>Type of catch</text:p>
          </table:table-cell>
        </table:table-row>
        <table:table-row table:style-name="ro1">
          <table:table-cell office:value-type="string" calcext:value-type="string">
            <text:p>ciem</text:p>
          </table:table-cell>
          <table:table-cell office:value-type="string" calcext:value-type="string">
            <text:p>Table des zones de peche CIEM</text:p>
          </table:table-cell>
          <table:table-cell office:value-type="string" calcext:value-type="string">
            <text:p>ices</text:p>
          </table:table-cell>
          <table:table-cell table:style-name="Default" office:value-type="string" calcext:value-type="string">
            <text:p>Table of ICES fishing zones</text:p>
          </table:table-cell>
        </table:table-row>
        <table:table-row table:style-name="ro2">
          <table:table-cell office:value-type="string" calcext:value-type="string">
            <text:p>dbparam</text:p>
          </table:table-cell>
          <table:table-cell office:value-type="string" calcext:value-type="string">
            <text:p>Table of parameters intrinsically associated to the inst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version</text:p>
          </table:table-cell>
          <table:table-cell office:value-type="string" calcext:value-type="string">
            <text:p>Table des versions de la base de donnees</text:p>
          </table:table-cell>
          <table:table-cell/>
          <table:table-cell table:style-name="Default" office:value-type="string" calcext:value-type="string">
            <text:p>Table of database version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Informations liées à la déclaration.</text:p>
          </table:table-cell>
          <table:table-cell office:value-type="string" calcext:value-type="string">
            <text:p>declaration</text:p>
          </table:table-cell>
          <table:table-cell office:value-type="string" calcext:value-type="string">
            <text:p>Information relating to the declaratio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Devenir des esturgeons capturés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Fate of sturgeon caught</text:p>
          </table:table-cell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Documents numériques rattachés à un poisson ou à un événement</text:p>
          </table:table-cell>
          <table:table-cell/>
          <table:table-cell office:value-type="string" calcext:value-type="string">
            <text:p>Numeric documents relating to a fish or an event</text:p>
          </table:table-cell>
        </table:table-row>
        <table:table-row table:style-name="ro1">
          <table:table-cell office:value-type="string" calcext:value-type="string">
            <text:p>engin_type</text:p>
          </table:table-cell>
          <table:table-cell office:value-type="string" calcext:value-type="string">
            <text:p>Table des engins utilisés</text:p>
          </table:table-cell>
          <table:table-cell office:value-type="string" calcext:value-type="string">
            <text:p>engine_type</text:p>
          </table:table-cell>
          <table:table-cell office:value-type="string" calcext:value-type="string">
            <text:p>Used engine table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estuaire_area</text:p>
          </table:table-cell>
          <table:table-cell/>
          <table:table-cell office:value-type="string" calcext:value-type="string">
            <text:p>estuary_area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evenement_type</text:p>
          </table:table-cell>
          <table:table-cell office:value-type="string" calcext:value-type="string">
            <text:p>Types d'événements possibles sur une déclaration</text:p>
          </table:table-cell>
          <table:table-cell office:value-type="string" calcext:value-type="string">
            <text:p>event_type</text:p>
          </table:table-cell>
          <table:table-cell table:style-name="Default" office:value-type="string" calcext:value-type="string">
            <text:p>Types of events possible on a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Table des milieux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Environment table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office:value-type="string" calcext:value-type="string">
            <text:p>Milieu détaillé</text:p>
          </table:table-cell>
          <table:table-cell office:value-type="string" calcext:value-type="string">
            <text:p>environment_detail</text:p>
          </table:table-cell>
          <table:table-cell office:value-type="string" calcext:value-type="string">
            <text:p>Environment detail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office:value-type="string" calcext:value-type="string">
            <text:p>Table des types mime, pour les documents associés</text:p>
          </table:table-cell>
          <table:table-cell/>
          <table:table-cell table:style-name="Default" office:value-type="string" calcext:value-type="string">
            <text:p>Table of mime types for associated documents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de pêch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shing country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Précision de la localisation du point GP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ccuracy of GPS point location</text:p>
          </table:table-cell>
        </table:table-row>
        <table:table-row table:style-name="ro2">
          <table:table-cell office:value-type="string" calcext:value-type="string">
            <text:p>presence_marque</text:p>
          </table:table-cell>
          <table:table-cell office:value-type="string" calcext:value-type="string">
            <text:p>Table des types de présence de marque (présent, non signalé, absent)</text:p>
          </table:table-cell>
          <table:table-cell office:value-type="string" calcext:value-type="string">
            <text:p>mark_presence</text:p>
          </table:table-cell>
          <table:table-cell table:style-name="Default" office:value-type="string" calcext:value-type="string">
            <text:p>Table of mark presence types (present, not indicated, absent)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Grande région de pêche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Method of catching fish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 table i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Table des statuts de la déclar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claration status table</text:p>
          </table:table-cell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nne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attnu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ield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2];[$tables.$A$2:.$C$26];3)" office:value-type="string" office:string-value="catch_state" calcext:value-type="string">
            <text:p>catch_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tch_state_id</text:p>
          </table:table-cell>
          <table:table-cell/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3];[$tables.$A$2:.$C$26];3)" office:value-type="string" office:string-value="catch_state" calcext:value-type="string">
            <text:p>catch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etat_libelle</text:p>
          </table:table-cell>
          <table:table-cell/>
          <table:table-cell office:value-type="string" calcext:value-type="string">
            <text:p>catch_state_name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4];[$tables.$A$2:.$C$26];3)" office:value-type="string" office:string-value="catch_method" calcext:value-type="string">
            <text:p>catch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tch_method_id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5];[$tables.$A$2:.$C$26];3)" office:value-type="string" office:string-value="catch_method" calcext:value-type="string">
            <text:p>catch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mode_libelle</text:p>
          </table:table-cell>
          <table:table-cell/>
          <table:table-cell office:value-type="string" calcext:value-type="string">
            <text:p>catch_method_name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6];[$tables.$A$2:.$C$26];3)" office:value-type="string" office:string-value="catch_type" calcext:value-type="string">
            <text:p>catch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catch_type_id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7];[$tables.$A$2:.$C$26];3)" office:value-type="string" office:string-value="catch_type" calcext:value-type="string">
            <text:p>catch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type_libelle</text:p>
          </table:table-cell>
          <table:table-cell/>
          <table:table-cell office:value-type="string" calcext:value-type="string">
            <text:p>catch_type_name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8];[$tables.$A$2:.$C$26];3)" office:value-type="string" office:string-value="ices" calcext:value-type="string">
            <text:p>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9];[$tables.$A$2:.$C$26];3)" office:value-type="string" office:string-value="ices" calcext:value-type="string">
            <text:p>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m_libelle</text:p>
          </table:table-cell>
          <table:table-cell/>
          <table:table-cell office:value-type="string" calcext:value-type="string">
            <text:p>ices_name</text:p>
          </table:table-cell>
          <table:table-cell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0];[$tables.$A$2:.$C$26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ara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1];[$tables.$A$2:.$C$26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param_name</text:p>
          </table:table-cell>
          <table:table-cell office:value-type="string" calcext:value-type="string">
            <text:p>Nam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2];[$tables.$A$2:.$C$26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param_value</text:p>
          </table:table-cell>
          <table:table-cell office:value-type="string" calcext:value-type="string">
            <text:p>Valu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3];[$tables.$A$2:.$C$26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ver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4];[$tables.$A$2:.$C$26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version_number</text:p>
          </table:table-cell>
          <table:table-cell office:value-type="string" calcext:value-type="string">
            <text:p>Numero de la version</text:p>
          </table:table-cell>
          <table:table-cell/>
          <table:table-cell office:value-type="string" calcext:value-type="string">
            <text:p>Number of the version</text:p>
          </table:table-cell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5];[$tables.$A$2:.$C$26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version_date</text:p>
          </table:table-cell>
          <table:table-cell office:value-type="string" calcext:value-type="string">
            <text:p>Date de la version</text:p>
          </table:table-cell>
          <table:table-cell/>
          <table:table-cell office:value-type="string" calcext:value-type="string">
            <text:p>Date of the version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6];[$tables.$A$2:.$C$26];3)" office:value-type="string" office:string-value="declaration" calcext:value-type="string">
            <text:p>decla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catch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7];[$tables.$A$2:.$C$26];3)" office:value-type="string" office:string-value="declaration" calcext:value-type="string">
            <text:p>decla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8];[$tables.$A$2:.$C$26];3)" office:value-type="string" office:string-value="declaration" calcext:value-type="string">
            <text:p>decla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tch_method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9];[$tables.$A$2:.$C$26];3)" office:value-type="string" office:string-value="declaration" calcext:value-type="string">
            <text:p>declar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catch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0];[$tables.$A$2:.$C$26];3)" office:value-type="string" office:string-value="declaration" calcext:value-type="string">
            <text:p>decla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engine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1];[$tables.$A$2:.$C$26];3)" office:value-type="string" office:string-value="declaration" calcext:value-type="string">
            <text:p>declar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pecies identifie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2];[$tables.$A$2:.$C$26];3)" office:value-type="string" office:string-value="declaration" calcext:value-type="string">
            <text:p>declar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tch_st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3];[$tables.$A$2:.$C$26];3)" office:value-type="string" office:string-value="declaration" calcext:value-type="string">
            <text:p>declar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becom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4];[$tables.$A$2:.$C$26];3)" office:value-type="string" office:string-value="declaration" calcext:value-type="string">
            <text:p>declar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ure_date</text:p>
          </table:table-cell>
          <table:table-cell office:value-type="string" calcext:value-type="string">
            <text:p>Date de capture.</text:p>
          </table:table-cell>
          <table:table-cell office:value-type="string" calcext:value-type="string">
            <text:p>catch_date</text:p>
          </table:table-cell>
          <table:table-cell office:value-type="string" calcext:value-type="string">
            <text:p>Date of the catch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5];[$tables.$A$2:.$C$26];3)" office:value-type="string" office:string-value="declaration" calcext:value-type="string">
            <text:p>declar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Année de pêch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shing yea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6];[$tables.$A$2:.$C$26];3)" office:value-type="string" office:string-value="declaration" calcext:value-type="string">
            <text:p>declar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_capture</text:p>
          </table:table-cell>
          <table:table-cell office:value-type="string" calcext:value-type="string">
            <text:p>Nombre d'individu capturés</text:p>
          </table:table-cell>
          <table:table-cell office:value-type="string" calcext:value-type="string">
            <text:p>caught_number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7];[$tables.$A$2:.$C$26];3)" office:value-type="string" office:string-value="declaration" calcext:value-type="string">
            <text:p>declar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ure_date_estimee</text:p>
          </table:table-cell>
          <table:table-cell office:value-type="string" calcext:value-type="string">
            <text:p>Estimation de la date de capture.</text:p>
          </table:table-cell>
          <table:table-cell office:value-type="string" calcext:value-type="string">
            <text:p>estimated_catch_date</text:p>
          </table:table-cell>
          <table:table-cell office:value-type="string" calcext:value-type="string">
            <text:p>Estimation of catch dat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8];[$tables.$A$2:.$C$26];3)" office:value-type="string" office:string-value="declaration" calcext:value-type="string">
            <text:p>declar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_maille</text:p>
          </table:table-cell>
          <table:table-cell office:value-type="string" calcext:value-type="string">
            <text:p>Maille du filet, le cas échéant</text:p>
          </table:table-cell>
          <table:table-cell office:value-type="string" calcext:value-type="string">
            <text:p>engine_mesh</text:p>
          </table:table-cell>
          <table:table-cell office:value-type="string" calcext:value-type="string">
            <text:p>Mesh size, if applicable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29];[$tables.$A$2:.$C$26];3)" office:value-type="string" office:string-value="declaration" calcext:value-type="string">
            <text:p>declar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pece_ciblee</text:p>
          </table:table-cell>
          <table:table-cell office:value-type="string" calcext:value-type="string">
            <text:p>Espece normalement ciblée lors de la pêche.</text:p>
          </table:table-cell>
          <table:table-cell office:value-type="string" calcext:value-type="string">
            <text:p>target_species</text:p>
          </table:table-cell>
          <table:table-cell office:value-type="string" calcext:value-type="string">
            <text:p>Species normally targeted during fishin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0];[$tables.$A$2:.$C$26];3)" office:value-type="string" office:string-value="declaration" calcext:value-type="string">
            <text:p>declar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Profondeur de pêche, en mètre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1];[$tables.$A$2:.$C$26];3)" office:value-type="string" office:string-value="declaration" calcext:value-type="string">
            <text:p>declar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_min</text:p>
          </table:table-cell>
          <table:table-cell office:value-type="string" calcext:value-type="string">
            <text:p>Profondeur minimum de pêche, en mètres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Minimum 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2];[$tables.$A$2:.$C$26];3)" office:value-type="string" office:string-value="declaration" calcext:value-type="string">
            <text:p>declar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_max</text:p>
          </table:table-cell>
          <table:table-cell office:value-type="string" calcext:value-type="string">
            <text:p>Profondeur maximale de pêche, en mètres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Maximum fishing depth, in meters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3];[$tables.$A$2:.$C$26];3)" office:value-type="string" office:string-value="declaration" calcext:value-type="string">
            <text:p>declarati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t_min</text:p>
          </table:table-cell>
          <table:table-cell office:value-type="string" calcext:value-type="string">
            <text:p>longueur totale minimale, en mm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Min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4];[$tables.$A$2:.$C$26];3)" office:value-type="string" office:string-value="declaration" calcext:value-type="string">
            <text:p>declarati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t_max</text:p>
          </table:table-cell>
          <table:table-cell office:value-type="string" calcext:value-type="string">
            <text:p>Longueur totale maximale, en mm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Max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5];[$tables.$A$2:.$C$26];3)" office:value-type="string" office:string-value="declaration" calcext:value-type="string">
            <text:p>declara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e_min</text:p>
          </table:table-cell>
          <table:table-cell office:value-type="string" calcext:value-type="string">
            <text:p>Masse minimale en kg</text:p>
          </table:table-cell>
          <table:table-cell office:value-type="string" calcext:value-type="string">
            <text:p>weight_min</text:p>
          </table:table-cell>
          <table:table-cell office:value-type="string" calcext:value-type="string">
            <text:p>Min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6];[$tables.$A$2:.$C$26];3)" office:value-type="string" office:string-value="declaration" calcext:value-type="string">
            <text:p>declara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se_max</text:p>
          </table:table-cell>
          <table:table-cell office:value-type="string" calcext:value-type="string">
            <text:p>Masse maximale en kg</text:p>
          </table:table-cell>
          <table:table-cell office:value-type="string" calcext:value-type="string">
            <text:p>weight_max</text:p>
          </table:table-cell>
          <table:table-cell office:value-type="string" calcext:value-type="string">
            <text:p>Max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7];[$tables.$A$2:.$C$26];3)" office:value-type="string" office:string-value="declaration" calcext:value-type="string">
            <text:p>declara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cheur_code</text:p>
          </table:table-cell>
          <table:table-cell office:value-type="string" calcext:value-type="string">
            <text:p>Code du pêcheur</text:p>
          </table:table-cell>
          <table:table-cell office:value-type="string" calcext:value-type="string">
            <text:p>fisherman_code</text:p>
          </table:table-cell>
          <table:table-cell office:value-type="string" calcext:value-type="string">
            <text:p>fisherman’s cod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8];[$tables.$A$2:.$C$26];3)" office:value-type="string" office:string-value="declaration" calcext:value-type="string">
            <text:p>declarat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locuteur</text:p>
          </table:table-cell>
          <table:table-cell office:value-type="string" calcext:value-type="string">
            <text:p>Autre interlocu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ther contact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9];[$tables.$A$2:.$C$26];3)" office:value-type="string" office:string-value="declaration" calcext:value-type="string">
            <text:p>declarati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locuteur_coord</text:p>
          </table:table-cell>
          <table:table-cell office:value-type="string" calcext:value-type="string">
            <text:p>Coordonnées de l'autre interlocuteur</text:p>
          </table:table-cell>
          <table:table-cell office:value-type="string" calcext:value-type="string">
            <text:p>contact_coordonates</text:p>
          </table:table-cell>
          <table:table-cell table:style-name="Default" office:value-type="string" calcext:value-type="string">
            <text:p>Coordonates of the other contact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0];[$tables.$A$2:.$C$26];3)" office:value-type="string" office:string-value="declaration" calcext:value-type="string">
            <text:p>declara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vire_port</text:p>
          </table:table-cell>
          <table:table-cell office:value-type="string" calcext:value-type="string">
            <text:p>Port d'attache du navire de pêche</text:p>
          </table:table-cell>
          <table:table-cell office:value-type="string" calcext:value-type="string">
            <text:p>harbour_boat</text:p>
          </table:table-cell>
          <table:table-cell table:style-name="Default" office:value-type="string" calcext:value-type="string">
            <text:p>Home harbour of fishing vessel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1];[$tables.$A$2:.$C$26];3)" office:value-type="string" office:string-value="declaration" calcext:value-type="string">
            <text:p>declaratio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laration_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2];[$tables.$A$2:.$C$26];3)" office:value-type="string" office:string-value="declaration" calcext:value-type="string">
            <text:p>declaratio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s générale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43];[$tables.$A$2:.$C$26];3)" office:value-type="string" office:string-value="declaration" calcext:value-type="string">
            <text:p>declara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 du lot capturé</text:p>
          </table:table-cell>
          <table:table-cell office:value-type="string" calcext:value-type="string">
            <text:p>handling</text:p>
          </table:table-cell>
          <table:table-cell table:style-name="Default" office:value-type="string" calcext:value-type="string">
            <text:p>Post-capture handling of the captured batch</text:p>
          </table:table-cell>
        </table:table-row>
        <table:table-row table:style-name="ro3">
          <table:table-cell office:value-type="string" calcext:value-type="string">
            <text:p>declaration</text:p>
          </table:table-cell>
          <table:table-cell table:formula="of:=VLOOKUP([.A44];[$tables.$A$2:.$C$26];3)" office:value-type="string" office:string-value="declaration" calcext:value-type="string">
            <text:p>declarati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de l'espèce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5];[$tables.$A$2:.$C$26];3)" office:value-type="string" office:string-value="become" calcext:value-type="string">
            <text:p>be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becom_id</text:p>
          </table:table-cell>
          <table:table-cell table:style-name="ce3"/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6];[$tables.$A$2:.$C$26];3)" office:value-type="string" office:string-value="become" calcext:value-type="string">
            <text:p>be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nir_libelle</text:p>
          </table:table-cell>
          <table:table-cell/>
          <table:table-cell office:value-type="string" calcext:value-type="string">
            <text:p>become_name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7];[$tables.$A$2:.$C$26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8];[$tables.$A$2:.$C$26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9];[$tables.$A$2:.$C$26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ument_date_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0];[$tables.$A$2:.$C$26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_nom</text:p>
          </table:table-cell>
          <table:table-cell office:value-type="string" calcext:value-type="string">
            <text:p>Nom d'origine du document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Original name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1];[$tables.$A$2:.$C$26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ument_description</text:p>
          </table:table-cell>
          <table:table-cell office:value-type="string" calcext:value-type="string">
            <text:p>Description libre du document</text:p>
          </table:table-cell>
          <table:table-cell/>
          <table:table-cell office:value-type="string" calcext:value-type="string">
            <text:p>Description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2];[$tables.$A$2:.$C$26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3];[$tables.$A$2:.$C$26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4];[$tables.$A$2:.$C$26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mbn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5];[$tables.$A$2:.$C$26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vidu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6];[$tables.$A$2:.$C$26];3)" office:value-type="string" office:string-value="engine_type" calcext:value-type="string">
            <text:p>engine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engine_type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7];[$tables.$A$2:.$C$26];3)" office:value-type="string" office:string-value="engine_type" calcext:value-type="string">
            <text:p>engine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_type_libelle</text:p>
          </table:table-cell>
          <table:table-cell/>
          <table:table-cell office:value-type="string" calcext:value-type="string">
            <text:p>engine_type_name</text:p>
          </table:table-cell>
          <table:table-cell/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8];[$tables.$A$2:.$C$26];3)" office:value-type="string" office:string-value="species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Identifier of the specie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9];[$tables.$A$2:.$C$26];3)" office:value-type="string" office:string-value="species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e_libelle</text:p>
          </table:table-cell>
          <table:table-cell office:value-type="string" calcext:value-type="string">
            <text:p>Nom complet de l'espèce.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Name of the spieces</text:p>
          </table:table-cell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0];[$tables.$A$2:.$C$26];3)" office:value-type="string" office:string-value="estuary_area" calcext:value-type="string">
            <text:p>estuary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1];[$tables.$A$2:.$C$26];3)" office:value-type="string" office:string-value="estuary_area" calcext:value-type="string">
            <text:p>estuary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2];[$tables.$A$2:.$C$26];3)" office:value-type="string" office:string-value="estuary_area" calcext:value-type="string">
            <text:p>estuary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3];[$tables.$A$2:.$C$26];3)" office:value-type="string" office:string-value="estuary_area" calcext:value-type="string">
            <text:p>estuary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4];[$tables.$A$2:.$C$26];3)" office:value-type="string" office:string-value="event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id</text:p>
          </table:table-cell>
          <table:table-cell/>
          <table:table-cell office:value-type="string" calcext:value-type="string">
            <text:p>event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5];[$tables.$A$2:.$C$26];3)" office:value-type="string" office:string-value="event" calcext:value-type="string">
            <text:p>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6];[$tables.$A$2:.$C$26];3)" office:value-type="string" office:string-value="event" calcext:value-type="string">
            <text:p>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7];[$tables.$A$2:.$C$26];3)" office:value-type="string" office:string-value="event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ement_date</text:p>
          </table:table-cell>
          <table:table-cell/>
          <table:table-cell office:value-type="string" calcext:value-type="string">
            <text:p>event_date</text:p>
          </table:table-cell>
          <table:table-cell/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8];[$tables.$A$2:.$C$26];3)" office:value-type="string" office:string-value="event" calcext:value-type="string">
            <text:p>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ement_commentaire</text:p>
          </table:table-cell>
          <table:table-cell office:value-type="string" calcext:value-type="string">
            <text:p>Commentaire général sur l'événement</text:p>
          </table:table-cell>
          <table:table-cell office:value-type="string" calcext:value-type="string">
            <text:p>event_remarks</text:p>
          </table:table-cell>
          <table:table-cell office:value-type="string" calcext:value-type="string">
            <text:p>Remarks on the event</text:p>
          </table:table-cell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9];[$tables.$A$2:.$C$26];3)" office:value-type="string" office:string-value="event" calcext:value-type="string">
            <text:p>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e la personne ayant créé l'événement</text:p>
          </table:table-cell>
          <table:table-cell/>
          <table:table-cell table:style-name="Default" office:value-type="string" calcext:value-type="string">
            <text:p>Login of the person who created the event</text:p>
          </table:table-cell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0];[$tables.$A$2:.$C$26];3)" office:value-type="string" office:string-value="event_type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1];[$tables.$A$2:.$C$26];3)" office:value-type="string" office:string-value="event_type" calcext:value-type="string">
            <text:p>event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ement_type_libelle</text:p>
          </table:table-cell>
          <table:table-cell/>
          <table:table-cell office:value-type="string" calcext:value-type="string">
            <text:p>event_type_name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2];[$tables.$A$2:.$C$26];3)" office:value-type="string" office:string-value="fish" calcext:value-type="string">
            <text:p>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3];[$tables.$A$2:.$C$26];3)" office:value-type="string" office:string-value="fish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4];[$tables.$A$2:.$C$26];3)" office:value-type="string" office:string-value="fish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e_id</text:p>
          </table:table-cell>
          <table:table-cell/>
          <table:table-cell office:value-type="string" calcext:value-type="string">
            <text:p>species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5];[$tables.$A$2:.$C$26];3)" office:value-type="string" office:string-value="fish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presence_mark_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6];[$tables.$A$2:.$C$26];3)" office:value-type="string" office:string-value="fish" calcext:value-type="string">
            <text:p>f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tch_stat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7];[$tables.$A$2:.$C$26];3)" office:value-type="string" office:string-value="fish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become_id</text:p>
          </table:table-cell>
          <table:table-cell/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78];[$tables.$A$2:.$C$26];3)" office:value-type="string" office:string-value="fish" calcext:value-type="string">
            <text:p>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Masse du poisson capturé, en gramm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tgh of the fish caught, in grams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9];[$tables.$A$2:.$C$26];3)" office:value-type="string" office:string-value="fish" calcext:value-type="string">
            <text:p>f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Post-capture handling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0];[$tables.$A$2:.$C$26];3)" office:value-type="string" office:string-value="fish" calcext:value-type="string">
            <text:p>f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ero_marque</text:p>
          </table:table-cell>
          <table:table-cell/>
          <table:table-cell office:value-type="string" calcext:value-type="string">
            <text:p>mark_number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1];[$tables.$A$2:.$C$26];3)" office:value-type="string" office:string-value="fish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ur_individu</text:p>
          </table:table-cell>
          <table:table-cell/>
          <table:table-cell office:value-type="string" calcext:value-type="string">
            <text:p>fish_length</text:p>
          </table:table-cell>
          <table:table-cell office:value-type="string" calcext:value-type="string">
            <text:p>Length of the fish, in mm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2];[$tables.$A$2:.$C$26];3)" office:value-type="string" office:string-value="fish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e_estimee</text:p>
          </table:table-cell>
          <table:table-cell office:value-type="string" calcext:value-type="string">
            <text:p>Cohorte estimée (année de naissance)</text:p>
          </table:table-cell>
          <table:table-cell office:value-type="string" calcext:value-type="string">
            <text:p>estimated_cohort</text:p>
          </table:table-cell>
          <table:table-cell table:style-name="Default" office:value-type="string" calcext:value-type="string">
            <text:p>Estimated cohort (year of birth)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3];[$tables.$A$2:.$C$26];3)" office:value-type="string" office:string-value="fish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horte_validee</text:p>
          </table:table-cell>
          <table:table-cell office:value-type="string" calcext:value-type="string">
            <text:p>Cohorte validée par expertise (année de naissance)</text:p>
          </table:table-cell>
          <table:table-cell office:value-type="string" calcext:value-type="string">
            <text:p>validated_cohort</text:p>
          </table:table-cell>
          <table:table-cell office:value-type="string" calcext:value-type="string">
            <text:p>Validated cohort by expert opinion (year of birth)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4];[$tables.$A$2:.$C$26];3)" office:value-type="string" office:string-value="fish" calcext:value-type="string">
            <text:p>fi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Historique du poisso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ackground of the fish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5];[$tables.$A$2:.$C$26];3)" office:value-type="string" office:string-value="fish" calcext:value-type="string">
            <text:p>f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 général sur le poisson (état général, etc.)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 on the fish (general state, etc.)</text:p>
          </table:table-cell>
        </table:table-row>
        <table:table-row table:style-name="ro4">
          <table:table-cell office:value-type="string" calcext:value-type="string">
            <text:p>individu</text:p>
          </table:table-cell>
          <table:table-cell table:formula="of:=VLOOKUP([.A86];[$tables.$A$2:.$C$26];3)" office:value-type="string" office:string-value="fish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7];[$tables.$A$2:.$C$26];3)" office:value-type="string" office:string-value="location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8];[$tables.$A$2:.$C$26];3)" office:value-type="string" office:string-value="location" calcext:value-type="string">
            <text:p>l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id</text:p>
          </table:table-cell>
          <table:table-cell/>
          <table:table-cell office:value-type="string" calcext:value-type="string">
            <text:p>countr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9];[$tables.$A$2:.$C$26];3)" office:value-type="string" office:string-value="location" calcext:value-type="string">
            <text:p>l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0];[$tables.$A$2:.$C$26];3)" office:value-type="string" office:string-value="location" calcext:value-type="string">
            <text:p>l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1];[$tables.$A$2:.$C$26];3)" office:value-type="string" office:string-value="location" calcext:value-type="string">
            <text:p>lo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eu_id</text:p>
          </table:table-cell>
          <table:table-cell/>
          <table:table-cell office:value-type="string" calcext:value-type="string">
            <text:p>environment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2];[$tables.$A$2:.$C$26];3)" office:value-type="string" office:string-value="location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_detail</text:p>
          </table:table-cell>
          <table:table-cell office:value-type="string" calcext:value-type="string">
            <text:p>Détail de la zone de pêche</text:p>
          </table:table-cell>
          <table:table-cell office:value-type="string" calcext:value-type="string">
            <text:p>area_detail</text:p>
          </table:table-cell>
          <table:table-cell/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3];[$tables.$A$2:.$C$26];3)" office:value-type="string" office:string-value="location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itude_gps</text:p>
          </table:table-cell>
          <table:table-cell office:value-type="string" calcext:value-type="string">
            <text:p>Longitude au format degré, minute, seconde</text:p>
          </table:table-cell>
          <table:table-cell/>
          <table:table-cell office:value-type="string" calcext:value-type="string">
            <text:p>Long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4];[$tables.$A$2:.$C$26];3)" office:value-type="string" office:string-value="location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tude_gps</text:p>
          </table:table-cell>
          <table:table-cell office:value-type="string" calcext:value-type="string">
            <text:p>Latitude au format degré, minute, seconde</text:p>
          </table:table-cell>
          <table:table-cell/>
          <table:table-cell office:value-type="string" calcext:value-type="string">
            <text:p>Lat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5];[$tables.$A$2:.$C$26];3)" office:value-type="string" office:string-value="location" calcext:value-type="string">
            <text:p>lo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itude_declaree_dd</text:p>
          </table:table-cell>
          <table:table-cell office:value-type="string" calcext:value-type="string">
            <text:p>Longitude déclarée, au format décimal</text:p>
          </table:table-cell>
          <table:table-cell office:value-type="string" calcext:value-type="string">
            <text:p>longitude_declared_dd</text:p>
          </table:table-cell>
          <table:table-cell office:value-type="string" calcext:value-type="string">
            <text:p>Declar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6];[$tables.$A$2:.$C$26];3)" office:value-type="string" office:string-value="location" calcext:value-type="string">
            <text:p>loc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itude_declaree_dd</text:p>
          </table:table-cell>
          <table:table-cell office:value-type="string" calcext:value-type="string">
            <text:p>Latitude déclarée, au format décimal</text:p>
          </table:table-cell>
          <table:table-cell office:value-type="string" calcext:value-type="string">
            <text:p>latitude_declared_dd</text:p>
          </table:table-cell>
          <table:table-cell office:value-type="string" calcext:value-type="string">
            <text:p>Declar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7];[$tables.$A$2:.$C$26];3)" office:value-type="string" office:string-value="location" calcext:value-type="string">
            <text:p>loc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gitude_estimee_dd</text:p>
          </table:table-cell>
          <table:table-cell office:value-type="string" calcext:value-type="string">
            <text:p>Longitude estimée, au format décimal</text:p>
          </table:table-cell>
          <table:table-cell office:value-type="string" calcext:value-type="string">
            <text:p>longitude_estimated_dd</text:p>
          </table:table-cell>
          <table:table-cell office:value-type="string" calcext:value-type="string">
            <text:p>Estimat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8];[$tables.$A$2:.$C$26];3)" office:value-type="string" office:string-value="location" calcext:value-type="string">
            <text:p>loc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itude_estimee_dd</text:p>
          </table:table-cell>
          <table:table-cell office:value-type="string" calcext:value-type="string">
            <text:p>Latitude estimée, au format décimal</text:p>
          </table:table-cell>
          <table:table-cell office:value-type="string" calcext:value-type="string">
            <text:p>latitude_estimated_dd</text:p>
          </table:table-cell>
          <table:table-cell office:value-type="string" calcext:value-type="string">
            <text:p>Estimat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9];[$tables.$A$2:.$C$26];3)" office:value-type="string" office:string-value="location" calcext:value-type="string">
            <text:p>loc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gitude_dd</text:p>
          </table:table-cell>
          <table:table-cell office:value-type="string" calcext:value-type="string">
            <text:p>Longitude utilisée, au format décimal</text:p>
          </table:table-cell>
          <table:table-cell/>
          <table:table-cell office:value-type="string" calcext:value-type="string">
            <text:p>Us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100];[$tables.$A$2:.$C$26];3)" office:value-type="string" office:string-value="location" calcext:value-type="string">
            <text:p>loc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itude_dd</text:p>
          </table:table-cell>
          <table:table-cell office:value-type="string" calcext:value-type="string">
            <text:p>Latitude utilisée, au format décimal</text:p>
          </table:table-cell>
          <table:table-cell/>
          <table:table-cell office:value-type="string" calcext:value-type="string">
            <text:p>used latitude, in decimal format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1];[$tables.$A$2:.$C$26];3)" office:value-type="string" office:string-value="location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2];[$tables.$A$2:.$C$26];3)" office:value-type="string" office:string-value="location" calcext:value-type="string">
            <text:p>loc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ci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3];[$tables.$A$2:.$C$26];3)" office:value-type="string" office:string-value="environment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id</text:p>
          </table:table-cell>
          <table:table-cell office:value-type="string" calcext:value-type="string">
            <text:p>Identifiant du milieu</text:p>
          </table:table-cell>
          <table:table-cell office:value-type="string" calcext:value-type="string">
            <text:p>environment_id</text:p>
          </table:table-cell>
          <table:table-cell office:value-type="string" calcext:value-type="string">
            <text:p>Identifier of the environment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4];[$tables.$A$2:.$C$26];3)" office:value-type="string" office:string-value="environment" calcext:value-type="string">
            <text:p>enviro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libelle</text:p>
          </table:table-cell>
          <table:table-cell office:value-type="string" calcext:value-type="string">
            <text:p>Nom du milieu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Name of the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5];[$tables.$A$2:.$C$26];3)" office:value-type="string" office:string-value="environment_detail" calcext:value-type="string">
            <text:p>environment_d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6];[$tables.$A$2:.$C$26];3)" office:value-type="string" office:string-value="environment_detail" calcext:value-type="string">
            <text:p>environment_d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detail_libelle</text:p>
          </table:table-cell>
          <table:table-cell/>
          <table:table-cell office:value-type="string" calcext:value-type="string">
            <text:p>environment_detail_name</text:p>
          </table:table-cell>
          <table:table-cell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7];[$tables.$A$2:.$C$26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8];[$tables.$A$2:.$C$26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ype mime officiel</text:p>
          </table:table-cell>
          <table:table-cell/>
          <table:table-cell office:value-type="string" calcext:value-type="string">
            <text:p>Official mime type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table:formula="of:=VLOOKUP([.A109];[$tables.$A$2:.$C$26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tension du fichier correspondant</text:p>
          </table:table-cell>
          <table:table-cell/>
          <table:table-cell office:value-type="string" calcext:value-type="string">
            <text:p>File extension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0];[$tables.$A$2:.$C$26];3)" office:value-type="string" office:string-value="country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s_id</text:p>
          </table:table-cell>
          <table:table-cell office:value-type="string" calcext:value-type="string">
            <text:p>Identifiant du pays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Identifier of the countr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1];[$tables.$A$2:.$C$26];3)" office:value-type="string" office:string-value="country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libelle</text:p>
          </table:table-cell>
          <table:table-cell/>
          <table:table-cell office:value-type="string" calcext:value-type="string">
            <text:p>country_name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2];[$tables.$A$2:.$C$26];3)" office:value-type="string" office:string-value="country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s_order</text:p>
          </table:table-cell>
          <table:table-cell/>
          <table:table-cell office:value-type="string" calcext:value-type="string">
            <text:p>country_order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3];[$tables.$A$2:.$C$26];3)" office:value-type="string" office:string-value="accuracy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4];[$tables.$A$2:.$C$26];3)" office:value-type="string" office:string-value="accuracy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_name</text:p>
          </table:table-cell>
          <table:table-cell/>
          <table:table-cell office:value-type="string" calcext:value-type="string">
            <text:p>accuracy_name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5];[$tables.$A$2:.$C$26];3)" office:value-type="string" office:string-value="mark_presence" calcext:value-type="string">
            <text:p>mark_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mark_presence_id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6];[$tables.$A$2:.$C$26];3)" office:value-type="string" office:string-value="mark_presence" calcext:value-type="string">
            <text:p>mark_pres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_marque_libelle</text:p>
          </table:table-cell>
          <table:table-cell/>
          <table:table-cell office:value-type="string" calcext:value-type="string">
            <text:p>mark_presence_name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 table:formula="of:=VLOOKUP([.A117];[$tables.$A$2:.$C$26];3)" office:value-type="string" office:string-value="region" calcext:value-type="string">
            <text:p>r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_id</text:p>
          </table:table-cell>
          <table:table-cell office:value-type="string" calcext:value-type="string">
            <text:p>Identifiant de la région</text:p>
          </table:table-cell>
          <table:table-cell/>
          <table:table-cell office:value-type="string" calcext:value-type="string">
            <text:p>Identifier of the region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formula="of:=VLOOKUP([.A118];[$tables.$A$2:.$C$26];3)" office:value-type="string" office:string-value="region" calcext:value-type="string">
            <text:p>reg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_libelle</text:p>
          </table:table-cell>
          <table:table-cell/>
          <table:table-cell office:value-type="string" calcext:value-type="string">
            <text:p>region_name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9];[$tables.$A$2:.$C$26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0];[$tables.$A$2:.$C$26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Date of create of the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1];[$tables.$A$2:.$C$26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exec</text:p>
          </table:table-cell>
          <table:table-cell office:value-type="string" calcext:value-type="string">
            <text:p>Date of the last 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2];[$tables.$A$2:.$C$26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3];[$tables.$A$2:.$C$26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of the request. Don't begin it by SELECT, which will be added automatically</text:p>
          </table:table-cell>
          <table:table-cell/>
          <table:table-cell office:value-type="string" calcext:value-type="string">
            <text:p>Body of the 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4];[$tables.$A$2:.$C$26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of the creator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5];[$tables.$A$2:.$C$26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fields</text:p>
          </table:table-cell>
          <table:table-cell office:value-type="string" calcext:value-type="string">
            <text:p>List of the date fields used in the request, separated by a comma, for forma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6];[$tables.$A$2:.$C$26];3)" office:value-type="string" office:string-value="status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7];[$tables.$A$2:.$C$26];3)" office:value-type="string" office:string-value="status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libelle</text:p>
          </table:table-cell>
          <table:table-cell/>
          <table:table-cell office:value-type="string" calcext:value-type="string">
            <text:p>status_name</text:p>
          </table:table-cell>
          <table:table-cell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0:40:49.259487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8-11T16:37:17.421903687</meta:creation-date>
    <dc:date>2023-08-29T10:51:47.127065406</dc:date>
    <dc:creator>Éric Quinton</dc:creator>
    <meta:editing-duration>PT1H31M4S</meta:editing-duration>
    <meta:editing-cycles>14</meta:editing-cycles>
    <meta:generator>LibreOffice/7.5.5.2$Linux_X86_64 LibreOffice_project/50$Build-2</meta:generator>
    <meta:document-statistic meta:table-count="2" meta:cell-count="796" meta:object-count="0"/>
  </office:meta>
</office:document-meta>
</file>